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2" style:family="graphic" style:parent-style-name="objectwithoutfill">
      <style:graphic-properties svg:stroke-width="0.07cm" svg:stroke-color="#000000" draw:marker-start-width="0.31cm" draw:marker-end-width="0.31cm" draw:fill="none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>
      <style:graphic-properties svg:stroke-color="#808080" draw:fill="none" draw:textarea-horizontal-align="justify" draw:textarea-vertical-align="middle" draw:auto-grow-height="false" fo:min-height="0.75cm" fo:min-width="0.5cm"/>
    </style:style>
    <style:style style:name="gr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4cm">
          <text:p/>
          <draw:enhanced-geometry svg:viewBox="0 0 21600 21600" draw:type="rectangle" draw:enhanced-path="M 0 0 L 21600 0 21600 21600 0 21600 0 0 Z N"/>
        </draw:custom-shape>
        <draw:polyline draw:style-name="gr2" draw:text-style-name="P2" draw:layer="layout" svg:width="0.944cm" svg:height="0.399cm" svg:x="3.029cm" svg:y="4.3cm" svg:viewBox="0 0 945 400" draw:points="0,171 171,0 671,400 945,163">
          <text:p/>
        </draw:polyline>
        <draw:custom-shape draw:style-name="gr3" draw:text-style-name="P3" draw:layer="layout" svg:width="0.3cm" svg:height="0.3cm" svg:x="3.062cm" svg:y="4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25cm" svg:y1="2.9cm" svg:x2="5.25cm" svg:y2="2.1cm">
          <text:p/>
        </draw:line>
        <draw:custom-shape draw:style-name="gr4" draw:text-style-name="P4" draw:layer="layout" svg:width="0.3cm" svg:height="0.3cm" svg:x="3.552cm" svg:y="4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3.002cm" svg:y="2cm">
          <text:p/>
          <draw:enhanced-geometry svg:viewBox="0 0 21600 21600" draw:type="rectangle" draw:enhanced-path="M 0 0 L 21600 0 21600 21600 0 21600 0 0 Z N"/>
        </draw:custom-shape>
        <draw:polyline draw:style-name="gr2" draw:text-style-name="P2" draw:layer="layout" svg:width="0.944cm" svg:height="0.399cm" svg:x="3.031cm" svg:y="2.3cm" svg:viewBox="0 0 945 400" draw:points="0,171 171,0 671,400 945,163">
          <text:p/>
        </draw:polyline>
        <draw:line draw:style-name="gr2" draw:text-style-name="P2" draw:layer="layout" svg:x1="5.75cm" svg:y1="2.9cm" svg:x2="5.75cm" svg:y2="2.4cm">
          <text:p/>
        </draw:line>
        <draw:line draw:style-name="gr6" draw:text-style-name="P2" draw:layer="layout" svg:x1="5cm" svg:y1="2.9cm" svg:x2="6cm" svg:y2="2.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0T13:59:05.596000000</meta:creation-date>
    <dc:date>2021-02-10T16:46:20.290000000</dc:date>
    <meta:editing-duration>PT2H16M44S</meta:editing-duration>
    <meta:editing-cycles>1</meta:editing-cycles>
    <meta:document-statistic meta:object-count="10"/>
    <meta:generator>LibreOffice/7.0.4.2$Windows_X86_64 LibreOffice_project/dcf040e67528d9187c66b2379df5ea4407429775</meta:generator>
  </office:meta>
</office:document-meta>
</file>